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_1a" table:style-name="ta1">
        <table:shapes>
          <draw:frame draw:z-index="0" draw:style-name="gr1" draw:text-style-name="P1" svg:width="9.2657in" svg:height="5.2118in" svg:x="5.1004in" svg:y="0.2512in">
            <draw:object draw:notify-on-update-of-ranges="res_1a.B101:res_1a.B200 res_1a.F101:res_1a.F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15-куч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0012" calcext:value-type="float">
            <text:p>0.00001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1" calcext:value-type="float">
            <text:p>101</text:p>
          </table:table-cell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2557" calcext:value-type="float">
            <text:p>0.00255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01" calcext:value-type="float">
            <text:p>201</text:p>
          </table:table-cell>
          <table:table-cell office:value-type="float" office:value="4040" calcext:value-type="float">
            <text:p>40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618" calcext:value-type="float">
            <text:p>0.0061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01" calcext:value-type="float">
            <text:p>301</text:p>
          </table:table-cell>
          <table:table-cell office:value-type="float" office:value="9060" calcext:value-type="float">
            <text:p>90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14195" calcext:value-type="float">
            <text:p>0.01419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01" calcext:value-type="float">
            <text:p>401</text:p>
          </table:table-cell>
          <table:table-cell office:value-type="float" office:value="16080" calcext:value-type="float">
            <text:p>160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35955" calcext:value-type="float">
            <text:p>0.03595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01" calcext:value-type="float">
            <text:p>501</text:p>
          </table:table-cell>
          <table:table-cell office:value-type="float" office:value="25100" calcext:value-type="float">
            <text:p>25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5154" calcext:value-type="float">
            <text:p>0.0515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01" calcext:value-type="float">
            <text:p>601</text:p>
          </table:table-cell>
          <table:table-cell office:value-type="float" office:value="36120" calcext:value-type="float">
            <text:p>361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30854" calcext:value-type="float">
            <text:p>0.13085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01" calcext:value-type="float">
            <text:p>701</text:p>
          </table:table-cell>
          <table:table-cell office:value-type="float" office:value="49140" calcext:value-type="float">
            <text:p>491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85795" calcext:value-type="float">
            <text:p>0.08579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01" calcext:value-type="float">
            <text:p>801</text:p>
          </table:table-cell>
          <table:table-cell office:value-type="float" office:value="64160" calcext:value-type="float">
            <text:p>641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75546" calcext:value-type="float">
            <text:p>0.17554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01" calcext:value-type="float">
            <text:p>901</text:p>
          </table:table-cell>
          <table:table-cell office:value-type="float" office:value="81180" calcext:value-type="float">
            <text:p>811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92057" calcext:value-type="float">
            <text:p>0.19205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1" calcext:value-type="float">
            <text:p>1001</text:p>
          </table:table-cell>
          <table:table-cell office:value-type="float" office:value="100200" calcext:value-type="float">
            <text:p>1002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32699" calcext:value-type="float">
            <text:p>0.3269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101" calcext:value-type="float">
            <text:p>1101</text:p>
          </table:table-cell>
          <table:table-cell office:value-type="float" office:value="121220" calcext:value-type="float">
            <text:p>1212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20712" calcext:value-type="float">
            <text:p>0.42071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201" calcext:value-type="float">
            <text:p>1201</text:p>
          </table:table-cell>
          <table:table-cell office:value-type="float" office:value="144240" calcext:value-type="float">
            <text:p>1442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09672" calcext:value-type="float">
            <text:p>0.40967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301" calcext:value-type="float">
            <text:p>1301</text:p>
          </table:table-cell>
          <table:table-cell office:value-type="float" office:value="169260" calcext:value-type="float">
            <text:p>1692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80899" calcext:value-type="float">
            <text:p>0.48089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401" calcext:value-type="float">
            <text:p>1401</text:p>
          </table:table-cell>
          <table:table-cell office:value-type="float" office:value="196280" calcext:value-type="float">
            <text:p>1962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691508" calcext:value-type="float">
            <text:p>0.69150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501" calcext:value-type="float">
            <text:p>1501</text:p>
          </table:table-cell>
          <table:table-cell office:value-type="float" office:value="225300" calcext:value-type="float">
            <text:p>2253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788442" calcext:value-type="float">
            <text:p>0.78844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601" calcext:value-type="float">
            <text:p>1601</text:p>
          </table:table-cell>
          <table:table-cell office:value-type="float" office:value="256320" calcext:value-type="float">
            <text:p>2563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962566" calcext:value-type="float">
            <text:p>0.96256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701" calcext:value-type="float">
            <text:p>1701</text:p>
          </table:table-cell>
          <table:table-cell office:value-type="float" office:value="289340" calcext:value-type="float">
            <text:p>2893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254139" calcext:value-type="float">
            <text:p>1.25413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801" calcext:value-type="float">
            <text:p>1801</text:p>
          </table:table-cell>
          <table:table-cell office:value-type="float" office:value="324360" calcext:value-type="float">
            <text:p>3243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743903" calcext:value-type="float">
            <text:p>1.74390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901" calcext:value-type="float">
            <text:p>1901</text:p>
          </table:table-cell>
          <table:table-cell office:value-type="float" office:value="361380" calcext:value-type="float">
            <text:p>3613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407534" calcext:value-type="float">
            <text:p>1.40753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001" calcext:value-type="float">
            <text:p>2001</text:p>
          </table:table-cell>
          <table:table-cell office:value-type="float" office:value="400400" calcext:value-type="float">
            <text:p>4004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741668" calcext:value-type="float">
            <text:p>1.74166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101" calcext:value-type="float">
            <text:p>2101</text:p>
          </table:table-cell>
          <table:table-cell office:value-type="float" office:value="441420" calcext:value-type="float">
            <text:p>4414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016023" calcext:value-type="float">
            <text:p>2.01602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201" calcext:value-type="float">
            <text:p>2201</text:p>
          </table:table-cell>
          <table:table-cell office:value-type="float" office:value="484440" calcext:value-type="float">
            <text:p>4844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680902" calcext:value-type="float">
            <text:p>2.68090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301" calcext:value-type="float">
            <text:p>2301</text:p>
          </table:table-cell>
          <table:table-cell office:value-type="float" office:value="529460" calcext:value-type="float">
            <text:p>5294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991837" calcext:value-type="float">
            <text:p>2.99183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401" calcext:value-type="float">
            <text:p>2401</text:p>
          </table:table-cell>
          <table:table-cell office:value-type="float" office:value="576480" calcext:value-type="float">
            <text:p>5764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362346" calcext:value-type="float">
            <text:p>2.36234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501" calcext:value-type="float">
            <text:p>2501</text:p>
          </table:table-cell>
          <table:table-cell office:value-type="float" office:value="625500" calcext:value-type="float">
            <text:p>6255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368086" calcext:value-type="float">
            <text:p>3.36808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601" calcext:value-type="float">
            <text:p>2601</text:p>
          </table:table-cell>
          <table:table-cell office:value-type="float" office:value="676520" calcext:value-type="float">
            <text:p>6765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966245" calcext:value-type="float">
            <text:p>3.96624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701" calcext:value-type="float">
            <text:p>2701</text:p>
          </table:table-cell>
          <table:table-cell office:value-type="float" office:value="729540" calcext:value-type="float">
            <text:p>7295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373309" calcext:value-type="float">
            <text:p>4.37330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801" calcext:value-type="float">
            <text:p>2801</text:p>
          </table:table-cell>
          <table:table-cell office:value-type="float" office:value="784560" calcext:value-type="float">
            <text:p>7845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791336" calcext:value-type="float">
            <text:p>4.79133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901" calcext:value-type="float">
            <text:p>2901</text:p>
          </table:table-cell>
          <table:table-cell office:value-type="float" office:value="841580" calcext:value-type="float">
            <text:p>8415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239363" calcext:value-type="float">
            <text:p>4.23936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001" calcext:value-type="float">
            <text:p>3001</text:p>
          </table:table-cell>
          <table:table-cell office:value-type="float" office:value="900600" calcext:value-type="float">
            <text:p>9006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016086" calcext:value-type="float">
            <text:p>5.01608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101" calcext:value-type="float">
            <text:p>3101</text:p>
          </table:table-cell>
          <table:table-cell office:value-type="float" office:value="961620" calcext:value-type="float">
            <text:p>9616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015924" calcext:value-type="float">
            <text:p>5.01592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201" calcext:value-type="float">
            <text:p>3201</text:p>
          </table:table-cell>
          <table:table-cell office:value-type="float" office:value="1024640" calcext:value-type="float">
            <text:p>10246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133828" calcext:value-type="float">
            <text:p>7.13382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301" calcext:value-type="float">
            <text:p>3301</text:p>
          </table:table-cell>
          <table:table-cell office:value-type="float" office:value="1089660" calcext:value-type="float">
            <text:p>10896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625134" calcext:value-type="float">
            <text:p>6.62513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401" calcext:value-type="float">
            <text:p>3401</text:p>
          </table:table-cell>
          <table:table-cell office:value-type="float" office:value="1156680" calcext:value-type="float">
            <text:p>11566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465999" calcext:value-type="float">
            <text:p>8.46599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501" calcext:value-type="float">
            <text:p>3501</text:p>
          </table:table-cell>
          <table:table-cell office:value-type="float" office:value="1225700" calcext:value-type="float">
            <text:p>12257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630176" calcext:value-type="float">
            <text:p>6.63017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601" calcext:value-type="float">
            <text:p>3601</text:p>
          </table:table-cell>
          <table:table-cell office:value-type="float" office:value="1296720" calcext:value-type="float">
            <text:p>12967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.386998" calcext:value-type="float">
            <text:p>10.38699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701" calcext:value-type="float">
            <text:p>3701</text:p>
          </table:table-cell>
          <table:table-cell office:value-type="float" office:value="1369740" calcext:value-type="float">
            <text:p>13697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.523573" calcext:value-type="float">
            <text:p>9.52357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801" calcext:value-type="float">
            <text:p>3801</text:p>
          </table:table-cell>
          <table:table-cell office:value-type="float" office:value="1444760" calcext:value-type="float">
            <text:p>14447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.565795" calcext:value-type="float">
            <text:p>9.56579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901" calcext:value-type="float">
            <text:p>3901</text:p>
          </table:table-cell>
          <table:table-cell office:value-type="float" office:value="1521780" calcext:value-type="float">
            <text:p>15217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.634829" calcext:value-type="float">
            <text:p>12.63482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001" calcext:value-type="float">
            <text:p>4001</text:p>
          </table:table-cell>
          <table:table-cell office:value-type="float" office:value="1600800" calcext:value-type="float">
            <text:p>16008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.172834" calcext:value-type="float">
            <text:p>10.17283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101" calcext:value-type="float">
            <text:p>4101</text:p>
          </table:table-cell>
          <table:table-cell office:value-type="float" office:value="1681820" calcext:value-type="float">
            <text:p>16818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.567296" calcext:value-type="float">
            <text:p>13.56729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201" calcext:value-type="float">
            <text:p>4201</text:p>
          </table:table-cell>
          <table:table-cell office:value-type="float" office:value="1764840" calcext:value-type="float">
            <text:p>17648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.281322" calcext:value-type="float">
            <text:p>12.28132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301" calcext:value-type="float">
            <text:p>4301</text:p>
          </table:table-cell>
          <table:table-cell office:value-type="float" office:value="1849860" calcext:value-type="float">
            <text:p>18498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.865179" calcext:value-type="float">
            <text:p>13.86517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401" calcext:value-type="float">
            <text:p>4401</text:p>
          </table:table-cell>
          <table:table-cell office:value-type="float" office:value="1936880" calcext:value-type="float">
            <text:p>19368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.375666" calcext:value-type="float">
            <text:p>14.37566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501" calcext:value-type="float">
            <text:p>4501</text:p>
          </table:table-cell>
          <table:table-cell office:value-type="float" office:value="2025900" calcext:value-type="float">
            <text:p>20259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.635279" calcext:value-type="float">
            <text:p>13.63527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601" calcext:value-type="float">
            <text:p>4601</text:p>
          </table:table-cell>
          <table:table-cell office:value-type="float" office:value="2116920" calcext:value-type="float">
            <text:p>21169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.698864" calcext:value-type="float">
            <text:p>11.69886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701" calcext:value-type="float">
            <text:p>4701</text:p>
          </table:table-cell>
          <table:table-cell office:value-type="float" office:value="2209940" calcext:value-type="float">
            <text:p>22099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.024836" calcext:value-type="float">
            <text:p>17.02483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801" calcext:value-type="float">
            <text:p>4801</text:p>
          </table:table-cell>
          <table:table-cell office:value-type="float" office:value="2304960" calcext:value-type="float">
            <text:p>23049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.944132" calcext:value-type="float">
            <text:p>15.94413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901" calcext:value-type="float">
            <text:p>4901</text:p>
          </table:table-cell>
          <table:table-cell office:value-type="float" office:value="2401980" calcext:value-type="float">
            <text:p>24019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.928651" calcext:value-type="float">
            <text:p>16.92865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001" calcext:value-type="float">
            <text:p>5001</text:p>
          </table:table-cell>
          <table:table-cell office:value-type="float" office:value="2501000" calcext:value-type="float">
            <text:p>25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.068258" calcext:value-type="float">
            <text:p>22.06825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101" calcext:value-type="float">
            <text:p>5101</text:p>
          </table:table-cell>
          <table:table-cell office:value-type="float" office:value="2602020" calcext:value-type="float">
            <text:p>26020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.456284" calcext:value-type="float">
            <text:p>14.45628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201" calcext:value-type="float">
            <text:p>5201</text:p>
          </table:table-cell>
          <table:table-cell office:value-type="float" office:value="2705040" calcext:value-type="float">
            <text:p>27050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.362666" calcext:value-type="float">
            <text:p>23.36266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301" calcext:value-type="float">
            <text:p>5301</text:p>
          </table:table-cell>
          <table:table-cell office:value-type="float" office:value="2810060" calcext:value-type="float">
            <text:p>28100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.523176" calcext:value-type="float">
            <text:p>17.52317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401" calcext:value-type="float">
            <text:p>5401</text:p>
          </table:table-cell>
          <table:table-cell office:value-type="float" office:value="2917080" calcext:value-type="float">
            <text:p>29170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.697831" calcext:value-type="float">
            <text:p>20.69783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501" calcext:value-type="float">
            <text:p>5501</text:p>
          </table:table-cell>
          <table:table-cell office:value-type="float" office:value="3026100" calcext:value-type="float">
            <text:p>3026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.640576" calcext:value-type="float">
            <text:p>24.64057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601" calcext:value-type="float">
            <text:p>5601</text:p>
          </table:table-cell>
          <table:table-cell office:value-type="float" office:value="3137120" calcext:value-type="float">
            <text:p>31371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.140134" calcext:value-type="float">
            <text:p>28.14013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701" calcext:value-type="float">
            <text:p>5701</text:p>
          </table:table-cell>
          <table:table-cell office:value-type="float" office:value="3250140" calcext:value-type="float">
            <text:p>32501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.288451" calcext:value-type="float">
            <text:p>31.28845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801" calcext:value-type="float">
            <text:p>5801</text:p>
          </table:table-cell>
          <table:table-cell office:value-type="float" office:value="3365160" calcext:value-type="float">
            <text:p>33651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.294304" calcext:value-type="float">
            <text:p>28.29430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901" calcext:value-type="float">
            <text:p>5901</text:p>
          </table:table-cell>
          <table:table-cell office:value-type="float" office:value="3482180" calcext:value-type="float">
            <text:p>34821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.565857" calcext:value-type="float">
            <text:p>27.56585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001" calcext:value-type="float">
            <text:p>6001</text:p>
          </table:table-cell>
          <table:table-cell office:value-type="float" office:value="3601200" calcext:value-type="float">
            <text:p>36012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.587562" calcext:value-type="float">
            <text:p>28.58756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101" calcext:value-type="float">
            <text:p>6101</text:p>
          </table:table-cell>
          <table:table-cell office:value-type="float" office:value="3722220" calcext:value-type="float">
            <text:p>37222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2.373394" calcext:value-type="float">
            <text:p>32.37339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201" calcext:value-type="float">
            <text:p>6201</text:p>
          </table:table-cell>
          <table:table-cell office:value-type="float" office:value="3845240" calcext:value-type="float">
            <text:p>38452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.50459" calcext:value-type="float">
            <text:p>28.5045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301" calcext:value-type="float">
            <text:p>6301</text:p>
          </table:table-cell>
          <table:table-cell office:value-type="float" office:value="3970260" calcext:value-type="float">
            <text:p>39702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.169705" calcext:value-type="float">
            <text:p>26.16970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401" calcext:value-type="float">
            <text:p>6401</text:p>
          </table:table-cell>
          <table:table-cell office:value-type="float" office:value="4097280" calcext:value-type="float">
            <text:p>40972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8.069311" calcext:value-type="float">
            <text:p>38.06931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501" calcext:value-type="float">
            <text:p>6501</text:p>
          </table:table-cell>
          <table:table-cell office:value-type="float" office:value="4226300" calcext:value-type="float">
            <text:p>42263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.453668" calcext:value-type="float">
            <text:p>29.45366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601" calcext:value-type="float">
            <text:p>6601</text:p>
          </table:table-cell>
          <table:table-cell office:value-type="float" office:value="4357320" calcext:value-type="float">
            <text:p>43573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1.731911" calcext:value-type="float">
            <text:p>41.73191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701" calcext:value-type="float">
            <text:p>6701</text:p>
          </table:table-cell>
          <table:table-cell office:value-type="float" office:value="4490340" calcext:value-type="float">
            <text:p>44903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.993786" calcext:value-type="float">
            <text:p>33.99378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801" calcext:value-type="float">
            <text:p>6801</text:p>
          </table:table-cell>
          <table:table-cell office:value-type="float" office:value="4625360" calcext:value-type="float">
            <text:p>46253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8.15055" calcext:value-type="float">
            <text:p>38.1505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901" calcext:value-type="float">
            <text:p>6901</text:p>
          </table:table-cell>
          <table:table-cell office:value-type="float" office:value="4762380" calcext:value-type="float">
            <text:p>47623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.529171" calcext:value-type="float">
            <text:p>50.52917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001" calcext:value-type="float">
            <text:p>7001</text:p>
          </table:table-cell>
          <table:table-cell office:value-type="float" office:value="4901400" calcext:value-type="float">
            <text:p>49014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6.635582" calcext:value-type="float">
            <text:p>46.63558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101" calcext:value-type="float">
            <text:p>7101</text:p>
          </table:table-cell>
          <table:table-cell office:value-type="float" office:value="5042420" calcext:value-type="float">
            <text:p>50424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.964203" calcext:value-type="float">
            <text:p>40.96420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201" calcext:value-type="float">
            <text:p>7201</text:p>
          </table:table-cell>
          <table:table-cell office:value-type="float" office:value="5185440" calcext:value-type="float">
            <text:p>51854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.232376" calcext:value-type="float">
            <text:p>54.23237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301" calcext:value-type="float">
            <text:p>7301</text:p>
          </table:table-cell>
          <table:table-cell office:value-type="float" office:value="5330460" calcext:value-type="float">
            <text:p>53304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6.078808" calcext:value-type="float">
            <text:p>46.07880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401" calcext:value-type="float">
            <text:p>7401</text:p>
          </table:table-cell>
          <table:table-cell office:value-type="float" office:value="5477480" calcext:value-type="float">
            <text:p>54774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8.064962" calcext:value-type="float">
            <text:p>38.06496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501" calcext:value-type="float">
            <text:p>7501</text:p>
          </table:table-cell>
          <table:table-cell office:value-type="float" office:value="5626500" calcext:value-type="float">
            <text:p>56265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4.834942" calcext:value-type="float">
            <text:p>44.83494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601" calcext:value-type="float">
            <text:p>7601</text:p>
          </table:table-cell>
          <table:table-cell office:value-type="float" office:value="5777520" calcext:value-type="float">
            <text:p>57775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3.724574" calcext:value-type="float">
            <text:p>43.72457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701" calcext:value-type="float">
            <text:p>7701</text:p>
          </table:table-cell>
          <table:table-cell office:value-type="float" office:value="5930540" calcext:value-type="float">
            <text:p>59305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.48366" calcext:value-type="float">
            <text:p>50.4836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801" calcext:value-type="float">
            <text:p>7801</text:p>
          </table:table-cell>
          <table:table-cell office:value-type="float" office:value="6085560" calcext:value-type="float">
            <text:p>60855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1.320454" calcext:value-type="float">
            <text:p>51.32045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901" calcext:value-type="float">
            <text:p>7901</text:p>
          </table:table-cell>
          <table:table-cell office:value-type="float" office:value="6242580" calcext:value-type="float">
            <text:p>62425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7.608267" calcext:value-type="float">
            <text:p>57.60826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001" calcext:value-type="float">
            <text:p>8001</text:p>
          </table:table-cell>
          <table:table-cell office:value-type="float" office:value="6401600" calcext:value-type="float">
            <text:p>64016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5.614554" calcext:value-type="float">
            <text:p>65.61455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101" calcext:value-type="float">
            <text:p>8101</text:p>
          </table:table-cell>
          <table:table-cell office:value-type="float" office:value="6562620" calcext:value-type="float">
            <text:p>65626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6.807707" calcext:value-type="float">
            <text:p>66.80770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201" calcext:value-type="float">
            <text:p>8201</text:p>
          </table:table-cell>
          <table:table-cell office:value-type="float" office:value="6725640" calcext:value-type="float">
            <text:p>67256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5.816177" calcext:value-type="float">
            <text:p>65.81617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301" calcext:value-type="float">
            <text:p>8301</text:p>
          </table:table-cell>
          <table:table-cell office:value-type="float" office:value="6890660" calcext:value-type="float">
            <text:p>68906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1.386041" calcext:value-type="float">
            <text:p>61.38604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401" calcext:value-type="float">
            <text:p>8401</text:p>
          </table:table-cell>
          <table:table-cell office:value-type="float" office:value="7057680" calcext:value-type="float">
            <text:p>70576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1.663237" calcext:value-type="float">
            <text:p>61.66323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501" calcext:value-type="float">
            <text:p>8501</text:p>
          </table:table-cell>
          <table:table-cell office:value-type="float" office:value="7226700" calcext:value-type="float">
            <text:p>72267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2.002311" calcext:value-type="float">
            <text:p>52.00231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601" calcext:value-type="float">
            <text:p>8601</text:p>
          </table:table-cell>
          <table:table-cell office:value-type="float" office:value="7397720" calcext:value-type="float">
            <text:p>73977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1.206129" calcext:value-type="float">
            <text:p>61.20612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701" calcext:value-type="float">
            <text:p>8701</text:p>
          </table:table-cell>
          <table:table-cell office:value-type="float" office:value="7570740" calcext:value-type="float">
            <text:p>75707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4.512799" calcext:value-type="float">
            <text:p>94.51279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801" calcext:value-type="float">
            <text:p>8801</text:p>
          </table:table-cell>
          <table:table-cell office:value-type="float" office:value="7745760" calcext:value-type="float">
            <text:p>77457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4.014039" calcext:value-type="float">
            <text:p>74.01403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901" calcext:value-type="float">
            <text:p>8901</text:p>
          </table:table-cell>
          <table:table-cell office:value-type="float" office:value="7922780" calcext:value-type="float">
            <text:p>79227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1.684727" calcext:value-type="float">
            <text:p>71.68472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001" calcext:value-type="float">
            <text:p>9001</text:p>
          </table:table-cell>
          <table:table-cell office:value-type="float" office:value="8101800" calcext:value-type="float">
            <text:p>81018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1.8093" calcext:value-type="float">
            <text:p>61.809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101" calcext:value-type="float">
            <text:p>9101</text:p>
          </table:table-cell>
          <table:table-cell office:value-type="float" office:value="8282820" calcext:value-type="float">
            <text:p>82828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1.68066" calcext:value-type="float">
            <text:p>51.6806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201" calcext:value-type="float">
            <text:p>9201</text:p>
          </table:table-cell>
          <table:table-cell office:value-type="float" office:value="8465840" calcext:value-type="float">
            <text:p>84658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2.544246" calcext:value-type="float">
            <text:p>82.54424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301" calcext:value-type="float">
            <text:p>9301</text:p>
          </table:table-cell>
          <table:table-cell office:value-type="float" office:value="8650860" calcext:value-type="float">
            <text:p>86508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9.459663" calcext:value-type="float">
            <text:p>119.45966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401" calcext:value-type="float">
            <text:p>9401</text:p>
          </table:table-cell>
          <table:table-cell office:value-type="float" office:value="8837880" calcext:value-type="float">
            <text:p>88378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7.325469" calcext:value-type="float">
            <text:p>97.32546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501" calcext:value-type="float">
            <text:p>9501</text:p>
          </table:table-cell>
          <table:table-cell office:value-type="float" office:value="9026900" calcext:value-type="float">
            <text:p>90269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6.337017" calcext:value-type="float">
            <text:p>76.33701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601" calcext:value-type="float">
            <text:p>9601</text:p>
          </table:table-cell>
          <table:table-cell office:value-type="float" office:value="9217920" calcext:value-type="float">
            <text:p>92179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.730521" calcext:value-type="float">
            <text:p>95.73052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701" calcext:value-type="float">
            <text:p>9701</text:p>
          </table:table-cell>
          <table:table-cell office:value-type="float" office:value="9410940" calcext:value-type="float">
            <text:p>94109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.390112" calcext:value-type="float">
            <text:p>100.39011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801" calcext:value-type="float">
            <text:p>9801</text:p>
          </table:table-cell>
          <table:table-cell office:value-type="float" office:value="9605960" calcext:value-type="float">
            <text:p>96059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2.463685" calcext:value-type="float">
            <text:p>72.46368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901" calcext:value-type="float">
            <text:p>9901</text:p>
          </table:table-cell>
          <table:table-cell office:value-type="float" office:value="9802980" calcext:value-type="float">
            <text:p>98029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.427331" calcext:value-type="float">
            <text:p>96.42733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1" calcext:value-type="float">
            <text:p>101</text:p>
          </table:table-cell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1675" calcext:value-type="float">
            <text:p>0.00167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01" calcext:value-type="float">
            <text:p>201</text:p>
          </table:table-cell>
          <table:table-cell office:value-type="float" office:value="4040" calcext:value-type="float">
            <text:p>40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6156" calcext:value-type="float">
            <text:p>0.00615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01" calcext:value-type="float">
            <text:p>301</text:p>
          </table:table-cell>
          <table:table-cell office:value-type="float" office:value="9060" calcext:value-type="float">
            <text:p>90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13145" calcext:value-type="float">
            <text:p>0.01314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01" calcext:value-type="float">
            <text:p>401</text:p>
          </table:table-cell>
          <table:table-cell office:value-type="float" office:value="16080" calcext:value-type="float">
            <text:p>160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25936" calcext:value-type="float">
            <text:p>0.02593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01" calcext:value-type="float">
            <text:p>501</text:p>
          </table:table-cell>
          <table:table-cell office:value-type="float" office:value="25100" calcext:value-type="float">
            <text:p>25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51187" calcext:value-type="float">
            <text:p>0.05118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01" calcext:value-type="float">
            <text:p>601</text:p>
          </table:table-cell>
          <table:table-cell office:value-type="float" office:value="36120" calcext:value-type="float">
            <text:p>361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8491" calcext:value-type="float">
            <text:p>0.0849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01" calcext:value-type="float">
            <text:p>701</text:p>
          </table:table-cell>
          <table:table-cell office:value-type="float" office:value="49140" calcext:value-type="float">
            <text:p>491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89029" calcext:value-type="float">
            <text:p>0.08902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01" calcext:value-type="float">
            <text:p>801</text:p>
          </table:table-cell>
          <table:table-cell office:value-type="float" office:value="64160" calcext:value-type="float">
            <text:p>641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83188" calcext:value-type="float">
            <text:p>0.18318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01" calcext:value-type="float">
            <text:p>901</text:p>
          </table:table-cell>
          <table:table-cell office:value-type="float" office:value="81180" calcext:value-type="float">
            <text:p>811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94783" calcext:value-type="float">
            <text:p>0.19478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1" calcext:value-type="float">
            <text:p>1001</text:p>
          </table:table-cell>
          <table:table-cell office:value-type="float" office:value="100200" calcext:value-type="float">
            <text:p>1002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228278" calcext:value-type="float">
            <text:p>0.22827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101" calcext:value-type="float">
            <text:p>1101</text:p>
          </table:table-cell>
          <table:table-cell office:value-type="float" office:value="121220" calcext:value-type="float">
            <text:p>1212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336494" calcext:value-type="float">
            <text:p>0.33649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201" calcext:value-type="float">
            <text:p>1201</text:p>
          </table:table-cell>
          <table:table-cell office:value-type="float" office:value="144240" calcext:value-type="float">
            <text:p>1442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66558" calcext:value-type="float">
            <text:p>0.46655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301" calcext:value-type="float">
            <text:p>1301</text:p>
          </table:table-cell>
          <table:table-cell office:value-type="float" office:value="169260" calcext:value-type="float">
            <text:p>1692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86619" calcext:value-type="float">
            <text:p>0.48661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401" calcext:value-type="float">
            <text:p>1401</text:p>
          </table:table-cell>
          <table:table-cell office:value-type="float" office:value="196280" calcext:value-type="float">
            <text:p>1962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688414" calcext:value-type="float">
            <text:p>0.68841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501" calcext:value-type="float">
            <text:p>1501</text:p>
          </table:table-cell>
          <table:table-cell office:value-type="float" office:value="225300" calcext:value-type="float">
            <text:p>2253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887076" calcext:value-type="float">
            <text:p>0.88707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601" calcext:value-type="float">
            <text:p>1601</text:p>
          </table:table-cell>
          <table:table-cell office:value-type="float" office:value="256320" calcext:value-type="float">
            <text:p>2563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872794" calcext:value-type="float">
            <text:p>0.87279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701" calcext:value-type="float">
            <text:p>1701</text:p>
          </table:table-cell>
          <table:table-cell office:value-type="float" office:value="289340" calcext:value-type="float">
            <text:p>2893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123612" calcext:value-type="float">
            <text:p>1.12361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801" calcext:value-type="float">
            <text:p>1801</text:p>
          </table:table-cell>
          <table:table-cell office:value-type="float" office:value="324360" calcext:value-type="float">
            <text:p>3243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37603" calcext:value-type="float">
            <text:p>1.3760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901" calcext:value-type="float">
            <text:p>1901</text:p>
          </table:table-cell>
          <table:table-cell office:value-type="float" office:value="361380" calcext:value-type="float">
            <text:p>3613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312753" calcext:value-type="float">
            <text:p>1.31275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001" calcext:value-type="float">
            <text:p>2001</text:p>
          </table:table-cell>
          <table:table-cell office:value-type="float" office:value="400400" calcext:value-type="float">
            <text:p>4004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921175" calcext:value-type="float">
            <text:p>1.92117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101" calcext:value-type="float">
            <text:p>2101</text:p>
          </table:table-cell>
          <table:table-cell office:value-type="float" office:value="441420" calcext:value-type="float">
            <text:p>4414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752429" calcext:value-type="float">
            <text:p>1.75242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201" calcext:value-type="float">
            <text:p>2201</text:p>
          </table:table-cell>
          <table:table-cell office:value-type="float" office:value="484440" calcext:value-type="float">
            <text:p>4844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947903" calcext:value-type="float">
            <text:p>1.94790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301" calcext:value-type="float">
            <text:p>2301</text:p>
          </table:table-cell>
          <table:table-cell office:value-type="float" office:value="529460" calcext:value-type="float">
            <text:p>5294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218711" calcext:value-type="float">
            <text:p>2.21871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401" calcext:value-type="float">
            <text:p>2401</text:p>
          </table:table-cell>
          <table:table-cell office:value-type="float" office:value="576480" calcext:value-type="float">
            <text:p>5764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94143" calcext:value-type="float">
            <text:p>2.9414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501" calcext:value-type="float">
            <text:p>2501</text:p>
          </table:table-cell>
          <table:table-cell office:value-type="float" office:value="625500" calcext:value-type="float">
            <text:p>6255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687491" calcext:value-type="float">
            <text:p>3.68749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601" calcext:value-type="float">
            <text:p>2601</text:p>
          </table:table-cell>
          <table:table-cell office:value-type="float" office:value="676520" calcext:value-type="float">
            <text:p>6765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182005" calcext:value-type="float">
            <text:p>4.18200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701" calcext:value-type="float">
            <text:p>2701</text:p>
          </table:table-cell>
          <table:table-cell office:value-type="float" office:value="729540" calcext:value-type="float">
            <text:p>7295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165156" calcext:value-type="float">
            <text:p>4.16515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801" calcext:value-type="float">
            <text:p>2801</text:p>
          </table:table-cell>
          <table:table-cell office:value-type="float" office:value="784560" calcext:value-type="float">
            <text:p>7845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401544" calcext:value-type="float">
            <text:p>5.40154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901" calcext:value-type="float">
            <text:p>2901</text:p>
          </table:table-cell>
          <table:table-cell office:value-type="float" office:value="841580" calcext:value-type="float">
            <text:p>8415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370939" calcext:value-type="float">
            <text:p>4.37093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001" calcext:value-type="float">
            <text:p>3001</text:p>
          </table:table-cell>
          <table:table-cell office:value-type="float" office:value="900600" calcext:value-type="float">
            <text:p>9006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883129" calcext:value-type="float">
            <text:p>3.88312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101" calcext:value-type="float">
            <text:p>3101</text:p>
          </table:table-cell>
          <table:table-cell office:value-type="float" office:value="961620" calcext:value-type="float">
            <text:p>9616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792839" calcext:value-type="float">
            <text:p>5.79283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201" calcext:value-type="float">
            <text:p>3201</text:p>
          </table:table-cell>
          <table:table-cell office:value-type="float" office:value="1024640" calcext:value-type="float">
            <text:p>10246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261008" calcext:value-type="float">
            <text:p>6.26100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301" calcext:value-type="float">
            <text:p>3301</text:p>
          </table:table-cell>
          <table:table-cell office:value-type="float" office:value="1089660" calcext:value-type="float">
            <text:p>10896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546583" calcext:value-type="float">
            <text:p>5.54658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401" calcext:value-type="float">
            <text:p>3401</text:p>
          </table:table-cell>
          <table:table-cell office:value-type="float" office:value="1156680" calcext:value-type="float">
            <text:p>11566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465305" calcext:value-type="float">
            <text:p>8.46530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501" calcext:value-type="float">
            <text:p>3501</text:p>
          </table:table-cell>
          <table:table-cell office:value-type="float" office:value="1225700" calcext:value-type="float">
            <text:p>12257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76437" calcext:value-type="float">
            <text:p>8.7643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601" calcext:value-type="float">
            <text:p>3601</text:p>
          </table:table-cell>
          <table:table-cell office:value-type="float" office:value="1296720" calcext:value-type="float">
            <text:p>12967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.985897" calcext:value-type="float">
            <text:p>9.98589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701" calcext:value-type="float">
            <text:p>3701</text:p>
          </table:table-cell>
          <table:table-cell office:value-type="float" office:value="1369740" calcext:value-type="float">
            <text:p>13697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41739" calcext:value-type="float">
            <text:p>8.4173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801" calcext:value-type="float">
            <text:p>3801</text:p>
          </table:table-cell>
          <table:table-cell office:value-type="float" office:value="1444760" calcext:value-type="float">
            <text:p>14447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.202785" calcext:value-type="float">
            <text:p>9.20278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901" calcext:value-type="float">
            <text:p>3901</text:p>
          </table:table-cell>
          <table:table-cell office:value-type="float" office:value="1521780" calcext:value-type="float">
            <text:p>15217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.534447" calcext:value-type="float">
            <text:p>11.53444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001" calcext:value-type="float">
            <text:p>4001</text:p>
          </table:table-cell>
          <table:table-cell office:value-type="float" office:value="1600800" calcext:value-type="float">
            <text:p>16008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.199235" calcext:value-type="float">
            <text:p>9.19923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101" calcext:value-type="float">
            <text:p>4101</text:p>
          </table:table-cell>
          <table:table-cell office:value-type="float" office:value="1681820" calcext:value-type="float">
            <text:p>16818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.681903" calcext:value-type="float">
            <text:p>9.68190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201" calcext:value-type="float">
            <text:p>4201</text:p>
          </table:table-cell>
          <table:table-cell office:value-type="float" office:value="1764840" calcext:value-type="float">
            <text:p>17648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.817425" calcext:value-type="float">
            <text:p>14.81742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301" calcext:value-type="float">
            <text:p>4301</text:p>
          </table:table-cell>
          <table:table-cell office:value-type="float" office:value="1849860" calcext:value-type="float">
            <text:p>18498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.672726" calcext:value-type="float">
            <text:p>13.67272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401" calcext:value-type="float">
            <text:p>4401</text:p>
          </table:table-cell>
          <table:table-cell office:value-type="float" office:value="1936880" calcext:value-type="float">
            <text:p>19368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.640794" calcext:value-type="float">
            <text:p>14.64079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501" calcext:value-type="float">
            <text:p>4501</text:p>
          </table:table-cell>
          <table:table-cell office:value-type="float" office:value="2025900" calcext:value-type="float">
            <text:p>20259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.515531" calcext:value-type="float">
            <text:p>16.51553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601" calcext:value-type="float">
            <text:p>4601</text:p>
          </table:table-cell>
          <table:table-cell office:value-type="float" office:value="2116920" calcext:value-type="float">
            <text:p>21169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.317908" calcext:value-type="float">
            <text:p>15.31790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701" calcext:value-type="float">
            <text:p>4701</text:p>
          </table:table-cell>
          <table:table-cell office:value-type="float" office:value="2209940" calcext:value-type="float">
            <text:p>22099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.310708" calcext:value-type="float">
            <text:p>14.31070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801" calcext:value-type="float">
            <text:p>4801</text:p>
          </table:table-cell>
          <table:table-cell office:value-type="float" office:value="2304960" calcext:value-type="float">
            <text:p>23049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.991607" calcext:value-type="float">
            <text:p>15.99160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901" calcext:value-type="float">
            <text:p>4901</text:p>
          </table:table-cell>
          <table:table-cell office:value-type="float" office:value="2401980" calcext:value-type="float">
            <text:p>24019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.930212" calcext:value-type="float">
            <text:p>17.93021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001" calcext:value-type="float">
            <text:p>5001</text:p>
          </table:table-cell>
          <table:table-cell office:value-type="float" office:value="2501000" calcext:value-type="float">
            <text:p>25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.322596" calcext:value-type="float">
            <text:p>22.32259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101" calcext:value-type="float">
            <text:p>5101</text:p>
          </table:table-cell>
          <table:table-cell office:value-type="float" office:value="2602020" calcext:value-type="float">
            <text:p>26020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.95732" calcext:value-type="float">
            <text:p>22.9573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201" calcext:value-type="float">
            <text:p>5201</text:p>
          </table:table-cell>
          <table:table-cell office:value-type="float" office:value="2705040" calcext:value-type="float">
            <text:p>27050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.453224" calcext:value-type="float">
            <text:p>19.45322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301" calcext:value-type="float">
            <text:p>5301</text:p>
          </table:table-cell>
          <table:table-cell office:value-type="float" office:value="2810060" calcext:value-type="float">
            <text:p>28100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.362525" calcext:value-type="float">
            <text:p>19.36252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401" calcext:value-type="float">
            <text:p>5401</text:p>
          </table:table-cell>
          <table:table-cell office:value-type="float" office:value="2917080" calcext:value-type="float">
            <text:p>29170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1.439861" calcext:value-type="float">
            <text:p>21.43986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501" calcext:value-type="float">
            <text:p>5501</text:p>
          </table:table-cell>
          <table:table-cell office:value-type="float" office:value="3026100" calcext:value-type="float">
            <text:p>3026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.949364" calcext:value-type="float">
            <text:p>23.94936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601" calcext:value-type="float">
            <text:p>5601</text:p>
          </table:table-cell>
          <table:table-cell office:value-type="float" office:value="3137120" calcext:value-type="float">
            <text:p>31371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1.421152" calcext:value-type="float">
            <text:p>21.42115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701" calcext:value-type="float">
            <text:p>5701</text:p>
          </table:table-cell>
          <table:table-cell office:value-type="float" office:value="3250140" calcext:value-type="float">
            <text:p>32501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.574698" calcext:value-type="float">
            <text:p>23.57469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801" calcext:value-type="float">
            <text:p>5801</text:p>
          </table:table-cell>
          <table:table-cell office:value-type="float" office:value="3365160" calcext:value-type="float">
            <text:p>33651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.330934" calcext:value-type="float">
            <text:p>27.33093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901" calcext:value-type="float">
            <text:p>5901</text:p>
          </table:table-cell>
          <table:table-cell office:value-type="float" office:value="3482180" calcext:value-type="float">
            <text:p>34821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.926372" calcext:value-type="float">
            <text:p>23.92637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001" calcext:value-type="float">
            <text:p>6001</text:p>
          </table:table-cell>
          <table:table-cell office:value-type="float" office:value="3601200" calcext:value-type="float">
            <text:p>36012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.432804" calcext:value-type="float">
            <text:p>28.43280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101" calcext:value-type="float">
            <text:p>6101</text:p>
          </table:table-cell>
          <table:table-cell office:value-type="float" office:value="3722220" calcext:value-type="float">
            <text:p>37222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.948876" calcext:value-type="float">
            <text:p>33.94887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201" calcext:value-type="float">
            <text:p>6201</text:p>
          </table:table-cell>
          <table:table-cell office:value-type="float" office:value="3845240" calcext:value-type="float">
            <text:p>38452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.977908" calcext:value-type="float">
            <text:p>33.97790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301" calcext:value-type="float">
            <text:p>6301</text:p>
          </table:table-cell>
          <table:table-cell office:value-type="float" office:value="3970260" calcext:value-type="float">
            <text:p>39702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.13675" calcext:value-type="float">
            <text:p>28.1367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401" calcext:value-type="float">
            <text:p>6401</text:p>
          </table:table-cell>
          <table:table-cell office:value-type="float" office:value="4097280" calcext:value-type="float">
            <text:p>40972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7.348108" calcext:value-type="float">
            <text:p>37.34810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501" calcext:value-type="float">
            <text:p>6501</text:p>
          </table:table-cell>
          <table:table-cell office:value-type="float" office:value="4226300" calcext:value-type="float">
            <text:p>42263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6.165979" calcext:value-type="float">
            <text:p>46.16597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601" calcext:value-type="float">
            <text:p>6601</text:p>
          </table:table-cell>
          <table:table-cell office:value-type="float" office:value="4357320" calcext:value-type="float">
            <text:p>43573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.181895" calcext:value-type="float">
            <text:p>33.18189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701" calcext:value-type="float">
            <text:p>6701</text:p>
          </table:table-cell>
          <table:table-cell office:value-type="float" office:value="4490340" calcext:value-type="float">
            <text:p>44903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.987667" calcext:value-type="float">
            <text:p>33.98766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801" calcext:value-type="float">
            <text:p>6801</text:p>
          </table:table-cell>
          <table:table-cell office:value-type="float" office:value="4625360" calcext:value-type="float">
            <text:p>46253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3.199492" calcext:value-type="float">
            <text:p>53.19949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901" calcext:value-type="float">
            <text:p>6901</text:p>
          </table:table-cell>
          <table:table-cell office:value-type="float" office:value="4762380" calcext:value-type="float">
            <text:p>47623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4.88866" calcext:value-type="float">
            <text:p>34.8886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001" calcext:value-type="float">
            <text:p>7001</text:p>
          </table:table-cell>
          <table:table-cell office:value-type="float" office:value="4901400" calcext:value-type="float">
            <text:p>49014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4.123097" calcext:value-type="float">
            <text:p>44.12309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101" calcext:value-type="float">
            <text:p>7101</text:p>
          </table:table-cell>
          <table:table-cell office:value-type="float" office:value="5042420" calcext:value-type="float">
            <text:p>50424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7.564401" calcext:value-type="float">
            <text:p>47.56440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201" calcext:value-type="float">
            <text:p>7201</text:p>
          </table:table-cell>
          <table:table-cell office:value-type="float" office:value="5185440" calcext:value-type="float">
            <text:p>51854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7.579613" calcext:value-type="float">
            <text:p>37.57961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301" calcext:value-type="float">
            <text:p>7301</text:p>
          </table:table-cell>
          <table:table-cell office:value-type="float" office:value="5330460" calcext:value-type="float">
            <text:p>53304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.504429" calcext:value-type="float">
            <text:p>40.50442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401" calcext:value-type="float">
            <text:p>7401</text:p>
          </table:table-cell>
          <table:table-cell office:value-type="float" office:value="5477480" calcext:value-type="float">
            <text:p>54774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3.33669" calcext:value-type="float">
            <text:p>43.3366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501" calcext:value-type="float">
            <text:p>7501</text:p>
          </table:table-cell>
          <table:table-cell office:value-type="float" office:value="5626500" calcext:value-type="float">
            <text:p>56265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8.959007" calcext:value-type="float">
            <text:p>38.95900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601" calcext:value-type="float">
            <text:p>7601</text:p>
          </table:table-cell>
          <table:table-cell office:value-type="float" office:value="5777520" calcext:value-type="float">
            <text:p>57775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8.667153" calcext:value-type="float">
            <text:p>68.66715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701" calcext:value-type="float">
            <text:p>7701</text:p>
          </table:table-cell>
          <table:table-cell office:value-type="float" office:value="5930540" calcext:value-type="float">
            <text:p>59305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7.22139" calcext:value-type="float">
            <text:p>47.2213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801" calcext:value-type="float">
            <text:p>7801</text:p>
          </table:table-cell>
          <table:table-cell office:value-type="float" office:value="6085560" calcext:value-type="float">
            <text:p>60855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.170941" calcext:value-type="float">
            <text:p>48.17094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901" calcext:value-type="float">
            <text:p>7901</text:p>
          </table:table-cell>
          <table:table-cell office:value-type="float" office:value="6242580" calcext:value-type="float">
            <text:p>62425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7.753174" calcext:value-type="float">
            <text:p>47.75317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001" calcext:value-type="float">
            <text:p>8001</text:p>
          </table:table-cell>
          <table:table-cell office:value-type="float" office:value="6401600" calcext:value-type="float">
            <text:p>64016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7.687732" calcext:value-type="float">
            <text:p>47.68773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101" calcext:value-type="float">
            <text:p>8101</text:p>
          </table:table-cell>
          <table:table-cell office:value-type="float" office:value="6562620" calcext:value-type="float">
            <text:p>65626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1.997136" calcext:value-type="float">
            <text:p>51.99713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201" calcext:value-type="float">
            <text:p>8201</text:p>
          </table:table-cell>
          <table:table-cell office:value-type="float" office:value="6725640" calcext:value-type="float">
            <text:p>67256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0.133928" calcext:value-type="float">
            <text:p>60.13392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301" calcext:value-type="float">
            <text:p>8301</text:p>
          </table:table-cell>
          <table:table-cell office:value-type="float" office:value="6890660" calcext:value-type="float">
            <text:p>68906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7.87764" calcext:value-type="float">
            <text:p>57.8776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401" calcext:value-type="float">
            <text:p>8401</text:p>
          </table:table-cell>
          <table:table-cell office:value-type="float" office:value="7057680" calcext:value-type="float">
            <text:p>70576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3.441207" calcext:value-type="float">
            <text:p>53.44120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501" calcext:value-type="float">
            <text:p>8501</text:p>
          </table:table-cell>
          <table:table-cell office:value-type="float" office:value="7226700" calcext:value-type="float">
            <text:p>72267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8.340829" calcext:value-type="float">
            <text:p>58.34082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601" calcext:value-type="float">
            <text:p>8601</text:p>
          </table:table-cell>
          <table:table-cell office:value-type="float" office:value="7397720" calcext:value-type="float">
            <text:p>73977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.915403" calcext:value-type="float">
            <text:p>55.91540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701" calcext:value-type="float">
            <text:p>8701</text:p>
          </table:table-cell>
          <table:table-cell office:value-type="float" office:value="7570740" calcext:value-type="float">
            <text:p>75707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1.117142" calcext:value-type="float">
            <text:p>61.11714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801" calcext:value-type="float">
            <text:p>8801</text:p>
          </table:table-cell>
          <table:table-cell office:value-type="float" office:value="7745760" calcext:value-type="float">
            <text:p>77457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4.09062" calcext:value-type="float">
            <text:p>64.0906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901" calcext:value-type="float">
            <text:p>8901</text:p>
          </table:table-cell>
          <table:table-cell office:value-type="float" office:value="7922780" calcext:value-type="float">
            <text:p>79227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0.626288" calcext:value-type="float">
            <text:p>70.62628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001" calcext:value-type="float">
            <text:p>9001</text:p>
          </table:table-cell>
          <table:table-cell office:value-type="float" office:value="8101800" calcext:value-type="float">
            <text:p>81018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.444" calcext:value-type="float">
            <text:p>100.44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101" calcext:value-type="float">
            <text:p>9101</text:p>
          </table:table-cell>
          <table:table-cell office:value-type="float" office:value="8282820" calcext:value-type="float">
            <text:p>82828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8.560562" calcext:value-type="float">
            <text:p>78.56056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201" calcext:value-type="float">
            <text:p>9201</text:p>
          </table:table-cell>
          <table:table-cell office:value-type="float" office:value="8465840" calcext:value-type="float">
            <text:p>84658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0.161488" calcext:value-type="float">
            <text:p>110.16148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301" calcext:value-type="float">
            <text:p>9301</text:p>
          </table:table-cell>
          <table:table-cell office:value-type="float" office:value="8650860" calcext:value-type="float">
            <text:p>86508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.16341" calcext:value-type="float">
            <text:p>80.1634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401" calcext:value-type="float">
            <text:p>9401</text:p>
          </table:table-cell>
          <table:table-cell office:value-type="float" office:value="8837880" calcext:value-type="float">
            <text:p>88378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.216683" calcext:value-type="float">
            <text:p>89.21668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501" calcext:value-type="float">
            <text:p>9501</text:p>
          </table:table-cell>
          <table:table-cell office:value-type="float" office:value="9026900" calcext:value-type="float">
            <text:p>90269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7.53343" calcext:value-type="float">
            <text:p>77.5334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601" calcext:value-type="float">
            <text:p>9601</text:p>
          </table:table-cell>
          <table:table-cell office:value-type="float" office:value="9217920" calcext:value-type="float">
            <text:p>921792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.960947" calcext:value-type="float">
            <text:p>91.96094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701" calcext:value-type="float">
            <text:p>9701</text:p>
          </table:table-cell>
          <table:table-cell office:value-type="float" office:value="9410940" calcext:value-type="float">
            <text:p>941094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.441032" calcext:value-type="float">
            <text:p>87.44103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801" calcext:value-type="float">
            <text:p>9801</text:p>
          </table:table-cell>
          <table:table-cell office:value-type="float" office:value="9605960" calcext:value-type="float">
            <text:p>960596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4.804159" calcext:value-type="float">
            <text:p>104.80415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901" calcext:value-type="float">
            <text:p>9901</text:p>
          </table:table-cell>
          <table:table-cell office:value-type="float" office:value="9802980" calcext:value-type="float">
            <text:p>980298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9.015834" calcext:value-type="float">
            <text:p>109.0158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18:01:44.7964168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6T18:12:05.116778030</dc:date>
    <meta:editing-duration>PT27M54S</meta:editing-duration>
    <meta:editing-cycles>2</meta:editing-cycles>
    <meta:generator>LibreOffice/7.6.2.1$Linux_X86_64 LibreOffice_project/56f7684011345957bbf33a7ee678afaf4d2ba333</meta:generator>
    <meta:document-statistic meta:table-count="1" meta:cell-count="120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536cm" svg:height="13.239cm" xlink:href=".." xlink:type="simple" chart:class="chart:bar" chart:style-name="ch1">
        <chart:legend chart:legend-position="end" svg:x="21.299cm" svg:y="6.32cm" style:legend-expansion="high" chart:style-name="ch2"/>
        <chart:plot-area chart:style-name="ch3" table:cell-range-address="res_1a.B101:res_1a.B200 res_1a.F101:res_1a.F200" chart:data-source-has-labels="column" svg:x="0.47cm" svg:y="0.264cm" svg:width="20.359cm" svg:height="12.711cm">
          <chart:coordinate-region svg:x="1.276cm" svg:y="0.463cm" svg:width="19.509cm" svg:height="11.458cm"/>
          <chart:axis chart:dimension="x" chart:name="primary-x" chart:style-name="ch4" chartooo:axis-type="auto">
            <chartooo:date-scale/>
            <chart:categories table:cell-range-address="res_1a.B101:res_1a.B2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_1a.F101:res_1a.F200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_1a.B101:res_1a.B200</svg:desc>
                </draw:g>
              </table:table-cell>
              <table:table-cell office:value-type="float" office:value="0.00001">
                <text:p>0.00001</text:p>
                <draw:g>
                  <svg:desc>res_1a.F101:res_1a.F200</svg:desc>
                </draw:g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1675">
                <text:p>0.00167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6156">
                <text:p>0.006156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013145">
                <text:p>0.013145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025936">
                <text:p>0.025936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051187">
                <text:p>0.051187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08491">
                <text:p>0.08491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089029">
                <text:p>0.089029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183188">
                <text:p>0.183188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.194783">
                <text:p>0.194783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0.228278">
                <text:p>0.228278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0.336494">
                <text:p>0.336494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0.466558">
                <text:p>0.466558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0.486619">
                <text:p>0.486619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0.688414">
                <text:p>0.688414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0.887076">
                <text:p>0.887076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0.872794">
                <text:p>0.872794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1.123612">
                <text:p>1.123612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1.37603">
                <text:p>1.37603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1.312753">
                <text:p>1.312753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.921175">
                <text:p>1.921175</text:p>
              </table:table-cell>
            </table:table-row>
            <table:table-row>
              <table:table-cell office:value-type="float" office:value="2101">
                <text:p>2101</text:p>
              </table:table-cell>
              <table:table-cell office:value-type="float" office:value="1.752429">
                <text:p>1.752429</text:p>
              </table:table-cell>
            </table:table-row>
            <table:table-row>
              <table:table-cell office:value-type="float" office:value="2201">
                <text:p>2201</text:p>
              </table:table-cell>
              <table:table-cell office:value-type="float" office:value="1.947903">
                <text:p>1.947903</text:p>
              </table:table-cell>
            </table:table-row>
            <table:table-row>
              <table:table-cell office:value-type="float" office:value="2301">
                <text:p>2301</text:p>
              </table:table-cell>
              <table:table-cell office:value-type="float" office:value="2.218711">
                <text:p>2.218711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2.94143">
                <text:p>2.94143</text:p>
              </table:table-cell>
            </table:table-row>
            <table:table-row>
              <table:table-cell office:value-type="float" office:value="2501">
                <text:p>2501</text:p>
              </table:table-cell>
              <table:table-cell office:value-type="float" office:value="3.687491">
                <text:p>3.687491</text:p>
              </table:table-cell>
            </table:table-row>
            <table:table-row>
              <table:table-cell office:value-type="float" office:value="2601">
                <text:p>2601</text:p>
              </table:table-cell>
              <table:table-cell office:value-type="float" office:value="4.182005">
                <text:p>4.182005</text:p>
              </table:table-cell>
            </table:table-row>
            <table:table-row>
              <table:table-cell office:value-type="float" office:value="2701">
                <text:p>2701</text:p>
              </table:table-cell>
              <table:table-cell office:value-type="float" office:value="4.165156">
                <text:p>4.165156</text:p>
              </table:table-cell>
            </table:table-row>
            <table:table-row>
              <table:table-cell office:value-type="float" office:value="2801">
                <text:p>2801</text:p>
              </table:table-cell>
              <table:table-cell office:value-type="float" office:value="5.401544">
                <text:p>5.401544</text:p>
              </table:table-cell>
            </table:table-row>
            <table:table-row>
              <table:table-cell office:value-type="float" office:value="2901">
                <text:p>2901</text:p>
              </table:table-cell>
              <table:table-cell office:value-type="float" office:value="4.370939">
                <text:p>4.370939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3.883129">
                <text:p>3.883129</text:p>
              </table:table-cell>
            </table:table-row>
            <table:table-row>
              <table:table-cell office:value-type="float" office:value="3101">
                <text:p>3101</text:p>
              </table:table-cell>
              <table:table-cell office:value-type="float" office:value="5.792839">
                <text:p>5.792839</text:p>
              </table:table-cell>
            </table:table-row>
            <table:table-row>
              <table:table-cell office:value-type="float" office:value="3201">
                <text:p>3201</text:p>
              </table:table-cell>
              <table:table-cell office:value-type="float" office:value="6.261008">
                <text:p>6.261008</text:p>
              </table:table-cell>
            </table:table-row>
            <table:table-row>
              <table:table-cell office:value-type="float" office:value="3301">
                <text:p>3301</text:p>
              </table:table-cell>
              <table:table-cell office:value-type="float" office:value="5.546583">
                <text:p>5.546583</text:p>
              </table:table-cell>
            </table:table-row>
            <table:table-row>
              <table:table-cell office:value-type="float" office:value="3401">
                <text:p>3401</text:p>
              </table:table-cell>
              <table:table-cell office:value-type="float" office:value="8.465305">
                <text:p>8.465305</text:p>
              </table:table-cell>
            </table:table-row>
            <table:table-row>
              <table:table-cell office:value-type="float" office:value="3501">
                <text:p>3501</text:p>
              </table:table-cell>
              <table:table-cell office:value-type="float" office:value="8.76437">
                <text:p>8.76437</text:p>
              </table:table-cell>
            </table:table-row>
            <table:table-row>
              <table:table-cell office:value-type="float" office:value="3601">
                <text:p>3601</text:p>
              </table:table-cell>
              <table:table-cell office:value-type="float" office:value="9.985897">
                <text:p>9.985897</text:p>
              </table:table-cell>
            </table:table-row>
            <table:table-row>
              <table:table-cell office:value-type="float" office:value="3701">
                <text:p>3701</text:p>
              </table:table-cell>
              <table:table-cell office:value-type="float" office:value="8.41739">
                <text:p>8.41739</text:p>
              </table:table-cell>
            </table:table-row>
            <table:table-row>
              <table:table-cell office:value-type="float" office:value="3801">
                <text:p>3801</text:p>
              </table:table-cell>
              <table:table-cell office:value-type="float" office:value="9.202785">
                <text:p>9.202785</text:p>
              </table:table-cell>
            </table:table-row>
            <table:table-row>
              <table:table-cell office:value-type="float" office:value="3901">
                <text:p>3901</text:p>
              </table:table-cell>
              <table:table-cell office:value-type="float" office:value="11.534447">
                <text:p>11.534447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9.199235">
                <text:p>9.199235</text:p>
              </table:table-cell>
            </table:table-row>
            <table:table-row>
              <table:table-cell office:value-type="float" office:value="4101">
                <text:p>4101</text:p>
              </table:table-cell>
              <table:table-cell office:value-type="float" office:value="9.681903">
                <text:p>9.681903</text:p>
              </table:table-cell>
            </table:table-row>
            <table:table-row>
              <table:table-cell office:value-type="float" office:value="4201">
                <text:p>4201</text:p>
              </table:table-cell>
              <table:table-cell office:value-type="float" office:value="14.817425">
                <text:p>14.817425</text:p>
              </table:table-cell>
            </table:table-row>
            <table:table-row>
              <table:table-cell office:value-type="float" office:value="4301">
                <text:p>4301</text:p>
              </table:table-cell>
              <table:table-cell office:value-type="float" office:value="13.672726">
                <text:p>13.672726</text:p>
              </table:table-cell>
            </table:table-row>
            <table:table-row>
              <table:table-cell office:value-type="float" office:value="4401">
                <text:p>4401</text:p>
              </table:table-cell>
              <table:table-cell office:value-type="float" office:value="14.640794">
                <text:p>14.640794</text:p>
              </table:table-cell>
            </table:table-row>
            <table:table-row>
              <table:table-cell office:value-type="float" office:value="4501">
                <text:p>4501</text:p>
              </table:table-cell>
              <table:table-cell office:value-type="float" office:value="16.515531">
                <text:p>16.515531</text:p>
              </table:table-cell>
            </table:table-row>
            <table:table-row>
              <table:table-cell office:value-type="float" office:value="4601">
                <text:p>4601</text:p>
              </table:table-cell>
              <table:table-cell office:value-type="float" office:value="15.317908">
                <text:p>15.317908</text:p>
              </table:table-cell>
            </table:table-row>
            <table:table-row>
              <table:table-cell office:value-type="float" office:value="4701">
                <text:p>4701</text:p>
              </table:table-cell>
              <table:table-cell office:value-type="float" office:value="14.310708">
                <text:p>14.310708</text:p>
              </table:table-cell>
            </table:table-row>
            <table:table-row>
              <table:table-cell office:value-type="float" office:value="4801">
                <text:p>4801</text:p>
              </table:table-cell>
              <table:table-cell office:value-type="float" office:value="15.991607">
                <text:p>15.991607</text:p>
              </table:table-cell>
            </table:table-row>
            <table:table-row>
              <table:table-cell office:value-type="float" office:value="4901">
                <text:p>4901</text:p>
              </table:table-cell>
              <table:table-cell office:value-type="float" office:value="17.930212">
                <text:p>17.930212</text:p>
              </table:table-cell>
            </table:table-row>
            <table:table-row>
              <table:table-cell office:value-type="float" office:value="5001">
                <text:p>5001</text:p>
              </table:table-cell>
              <table:table-cell office:value-type="float" office:value="22.322596">
                <text:p>22.322596</text:p>
              </table:table-cell>
            </table:table-row>
            <table:table-row>
              <table:table-cell office:value-type="float" office:value="5101">
                <text:p>5101</text:p>
              </table:table-cell>
              <table:table-cell office:value-type="float" office:value="22.95732">
                <text:p>22.95732</text:p>
              </table:table-cell>
            </table:table-row>
            <table:table-row>
              <table:table-cell office:value-type="float" office:value="5201">
                <text:p>5201</text:p>
              </table:table-cell>
              <table:table-cell office:value-type="float" office:value="19.453224">
                <text:p>19.453224</text:p>
              </table:table-cell>
            </table:table-row>
            <table:table-row>
              <table:table-cell office:value-type="float" office:value="5301">
                <text:p>5301</text:p>
              </table:table-cell>
              <table:table-cell office:value-type="float" office:value="19.362525">
                <text:p>19.362525</text:p>
              </table:table-cell>
            </table:table-row>
            <table:table-row>
              <table:table-cell office:value-type="float" office:value="5401">
                <text:p>5401</text:p>
              </table:table-cell>
              <table:table-cell office:value-type="float" office:value="21.439861">
                <text:p>21.439861</text:p>
              </table:table-cell>
            </table:table-row>
            <table:table-row>
              <table:table-cell office:value-type="float" office:value="5501">
                <text:p>5501</text:p>
              </table:table-cell>
              <table:table-cell office:value-type="float" office:value="23.949364">
                <text:p>23.949364</text:p>
              </table:table-cell>
            </table:table-row>
            <table:table-row>
              <table:table-cell office:value-type="float" office:value="5601">
                <text:p>5601</text:p>
              </table:table-cell>
              <table:table-cell office:value-type="float" office:value="21.421152">
                <text:p>21.421152</text:p>
              </table:table-cell>
            </table:table-row>
            <table:table-row>
              <table:table-cell office:value-type="float" office:value="5701">
                <text:p>5701</text:p>
              </table:table-cell>
              <table:table-cell office:value-type="float" office:value="23.574698">
                <text:p>23.574698</text:p>
              </table:table-cell>
            </table:table-row>
            <table:table-row>
              <table:table-cell office:value-type="float" office:value="5801">
                <text:p>5801</text:p>
              </table:table-cell>
              <table:table-cell office:value-type="float" office:value="27.330934">
                <text:p>27.330934</text:p>
              </table:table-cell>
            </table:table-row>
            <table:table-row>
              <table:table-cell office:value-type="float" office:value="5901">
                <text:p>5901</text:p>
              </table:table-cell>
              <table:table-cell office:value-type="float" office:value="23.926372">
                <text:p>23.926372</text:p>
              </table:table-cell>
            </table:table-row>
            <table:table-row>
              <table:table-cell office:value-type="float" office:value="6001">
                <text:p>6001</text:p>
              </table:table-cell>
              <table:table-cell office:value-type="float" office:value="28.432804">
                <text:p>28.432804</text:p>
              </table:table-cell>
            </table:table-row>
            <table:table-row>
              <table:table-cell office:value-type="float" office:value="6101">
                <text:p>6101</text:p>
              </table:table-cell>
              <table:table-cell office:value-type="float" office:value="33.948876">
                <text:p>33.948876</text:p>
              </table:table-cell>
            </table:table-row>
            <table:table-row>
              <table:table-cell office:value-type="float" office:value="6201">
                <text:p>6201</text:p>
              </table:table-cell>
              <table:table-cell office:value-type="float" office:value="33.977908">
                <text:p>33.977908</text:p>
              </table:table-cell>
            </table:table-row>
            <table:table-row>
              <table:table-cell office:value-type="float" office:value="6301">
                <text:p>6301</text:p>
              </table:table-cell>
              <table:table-cell office:value-type="float" office:value="28.13675">
                <text:p>28.13675</text:p>
              </table:table-cell>
            </table:table-row>
            <table:table-row>
              <table:table-cell office:value-type="float" office:value="6401">
                <text:p>6401</text:p>
              </table:table-cell>
              <table:table-cell office:value-type="float" office:value="37.348108">
                <text:p>37.348108</text:p>
              </table:table-cell>
            </table:table-row>
            <table:table-row>
              <table:table-cell office:value-type="float" office:value="6501">
                <text:p>6501</text:p>
              </table:table-cell>
              <table:table-cell office:value-type="float" office:value="46.165979">
                <text:p>46.165979</text:p>
              </table:table-cell>
            </table:table-row>
            <table:table-row>
              <table:table-cell office:value-type="float" office:value="6601">
                <text:p>6601</text:p>
              </table:table-cell>
              <table:table-cell office:value-type="float" office:value="33.181895">
                <text:p>33.181895</text:p>
              </table:table-cell>
            </table:table-row>
            <table:table-row>
              <table:table-cell office:value-type="float" office:value="6701">
                <text:p>6701</text:p>
              </table:table-cell>
              <table:table-cell office:value-type="float" office:value="33.987667">
                <text:p>33.987667</text:p>
              </table:table-cell>
            </table:table-row>
            <table:table-row>
              <table:table-cell office:value-type="float" office:value="6801">
                <text:p>6801</text:p>
              </table:table-cell>
              <table:table-cell office:value-type="float" office:value="53.199492">
                <text:p>53.199492</text:p>
              </table:table-cell>
            </table:table-row>
            <table:table-row>
              <table:table-cell office:value-type="float" office:value="6901">
                <text:p>6901</text:p>
              </table:table-cell>
              <table:table-cell office:value-type="float" office:value="34.88866">
                <text:p>34.88866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44.123097">
                <text:p>44.123097</text:p>
              </table:table-cell>
            </table:table-row>
            <table:table-row>
              <table:table-cell office:value-type="float" office:value="7101">
                <text:p>7101</text:p>
              </table:table-cell>
              <table:table-cell office:value-type="float" office:value="47.564401">
                <text:p>47.564401</text:p>
              </table:table-cell>
            </table:table-row>
            <table:table-row>
              <table:table-cell office:value-type="float" office:value="7201">
                <text:p>7201</text:p>
              </table:table-cell>
              <table:table-cell office:value-type="float" office:value="37.579613">
                <text:p>37.579613</text:p>
              </table:table-cell>
            </table:table-row>
            <table:table-row>
              <table:table-cell office:value-type="float" office:value="7301">
                <text:p>7301</text:p>
              </table:table-cell>
              <table:table-cell office:value-type="float" office:value="40.504429">
                <text:p>40.504429</text:p>
              </table:table-cell>
            </table:table-row>
            <table:table-row>
              <table:table-cell office:value-type="float" office:value="7401">
                <text:p>7401</text:p>
              </table:table-cell>
              <table:table-cell office:value-type="float" office:value="43.33669">
                <text:p>43.33669</text:p>
              </table:table-cell>
            </table:table-row>
            <table:table-row>
              <table:table-cell office:value-type="float" office:value="7501">
                <text:p>7501</text:p>
              </table:table-cell>
              <table:table-cell office:value-type="float" office:value="38.959007">
                <text:p>38.959007</text:p>
              </table:table-cell>
            </table:table-row>
            <table:table-row>
              <table:table-cell office:value-type="float" office:value="7601">
                <text:p>7601</text:p>
              </table:table-cell>
              <table:table-cell office:value-type="float" office:value="68.667153">
                <text:p>68.667153</text:p>
              </table:table-cell>
            </table:table-row>
            <table:table-row>
              <table:table-cell office:value-type="float" office:value="7701">
                <text:p>7701</text:p>
              </table:table-cell>
              <table:table-cell office:value-type="float" office:value="47.22139">
                <text:p>47.22139</text:p>
              </table:table-cell>
            </table:table-row>
            <table:table-row>
              <table:table-cell office:value-type="float" office:value="7801">
                <text:p>7801</text:p>
              </table:table-cell>
              <table:table-cell office:value-type="float" office:value="48.170941">
                <text:p>48.170941</text:p>
              </table:table-cell>
            </table:table-row>
            <table:table-row>
              <table:table-cell office:value-type="float" office:value="7901">
                <text:p>7901</text:p>
              </table:table-cell>
              <table:table-cell office:value-type="float" office:value="47.753174">
                <text:p>47.753174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47.687732">
                <text:p>47.687732</text:p>
              </table:table-cell>
            </table:table-row>
            <table:table-row>
              <table:table-cell office:value-type="float" office:value="8101">
                <text:p>8101</text:p>
              </table:table-cell>
              <table:table-cell office:value-type="float" office:value="51.997136">
                <text:p>51.997136</text:p>
              </table:table-cell>
            </table:table-row>
            <table:table-row>
              <table:table-cell office:value-type="float" office:value="8201">
                <text:p>8201</text:p>
              </table:table-cell>
              <table:table-cell office:value-type="float" office:value="60.133928">
                <text:p>60.133928</text:p>
              </table:table-cell>
            </table:table-row>
            <table:table-row>
              <table:table-cell office:value-type="float" office:value="8301">
                <text:p>8301</text:p>
              </table:table-cell>
              <table:table-cell office:value-type="float" office:value="57.87764">
                <text:p>57.87764</text:p>
              </table:table-cell>
            </table:table-row>
            <table:table-row>
              <table:table-cell office:value-type="float" office:value="8401">
                <text:p>8401</text:p>
              </table:table-cell>
              <table:table-cell office:value-type="float" office:value="53.441207">
                <text:p>53.441207</text:p>
              </table:table-cell>
            </table:table-row>
            <table:table-row>
              <table:table-cell office:value-type="float" office:value="8501">
                <text:p>8501</text:p>
              </table:table-cell>
              <table:table-cell office:value-type="float" office:value="58.340829">
                <text:p>58.340829</text:p>
              </table:table-cell>
            </table:table-row>
            <table:table-row>
              <table:table-cell office:value-type="float" office:value="8601">
                <text:p>8601</text:p>
              </table:table-cell>
              <table:table-cell office:value-type="float" office:value="55.915403">
                <text:p>55.915403</text:p>
              </table:table-cell>
            </table:table-row>
            <table:table-row>
              <table:table-cell office:value-type="float" office:value="8701">
                <text:p>8701</text:p>
              </table:table-cell>
              <table:table-cell office:value-type="float" office:value="61.117142">
                <text:p>61.117142</text:p>
              </table:table-cell>
            </table:table-row>
            <table:table-row>
              <table:table-cell office:value-type="float" office:value="8801">
                <text:p>8801</text:p>
              </table:table-cell>
              <table:table-cell office:value-type="float" office:value="64.09062">
                <text:p>64.09062</text:p>
              </table:table-cell>
            </table:table-row>
            <table:table-row>
              <table:table-cell office:value-type="float" office:value="8901">
                <text:p>8901</text:p>
              </table:table-cell>
              <table:table-cell office:value-type="float" office:value="70.626288">
                <text:p>70.626288</text:p>
              </table:table-cell>
            </table:table-row>
            <table:table-row>
              <table:table-cell office:value-type="float" office:value="9001">
                <text:p>9001</text:p>
              </table:table-cell>
              <table:table-cell office:value-type="float" office:value="100.444">
                <text:p>100.444</text:p>
              </table:table-cell>
            </table:table-row>
            <table:table-row>
              <table:table-cell office:value-type="float" office:value="9101">
                <text:p>9101</text:p>
              </table:table-cell>
              <table:table-cell office:value-type="float" office:value="78.560562">
                <text:p>78.560562</text:p>
              </table:table-cell>
            </table:table-row>
            <table:table-row>
              <table:table-cell office:value-type="float" office:value="9201">
                <text:p>9201</text:p>
              </table:table-cell>
              <table:table-cell office:value-type="float" office:value="110.161488">
                <text:p>110.161488</text:p>
              </table:table-cell>
            </table:table-row>
            <table:table-row>
              <table:table-cell office:value-type="float" office:value="9301">
                <text:p>9301</text:p>
              </table:table-cell>
              <table:table-cell office:value-type="float" office:value="80.16341">
                <text:p>80.16341</text:p>
              </table:table-cell>
            </table:table-row>
            <table:table-row>
              <table:table-cell office:value-type="float" office:value="9401">
                <text:p>9401</text:p>
              </table:table-cell>
              <table:table-cell office:value-type="float" office:value="89.216683">
                <text:p>89.216683</text:p>
              </table:table-cell>
            </table:table-row>
            <table:table-row>
              <table:table-cell office:value-type="float" office:value="9501">
                <text:p>9501</text:p>
              </table:table-cell>
              <table:table-cell office:value-type="float" office:value="77.53343">
                <text:p>77.53343</text:p>
              </table:table-cell>
            </table:table-row>
            <table:table-row>
              <table:table-cell office:value-type="float" office:value="9601">
                <text:p>9601</text:p>
              </table:table-cell>
              <table:table-cell office:value-type="float" office:value="91.960947">
                <text:p>91.960947</text:p>
              </table:table-cell>
            </table:table-row>
            <table:table-row>
              <table:table-cell office:value-type="float" office:value="9701">
                <text:p>9701</text:p>
              </table:table-cell>
              <table:table-cell office:value-type="float" office:value="87.441032">
                <text:p>87.441032</text:p>
              </table:table-cell>
            </table:table-row>
            <table:table-row>
              <table:table-cell office:value-type="float" office:value="9801">
                <text:p>9801</text:p>
              </table:table-cell>
              <table:table-cell office:value-type="float" office:value="104.804159">
                <text:p>104.804159</text:p>
              </table:table-cell>
            </table:table-row>
            <table:table-row>
              <table:table-cell office:value-type="float" office:value="9901">
                <text:p>9901</text:p>
              </table:table-cell>
              <table:table-cell office:value-type="float" office:value="109.015834">
                <text:p>109.0158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